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/>
    </style:style>
    <style:style style:name="T3" style:parent-style-name="Predvolenépísmoodseku" style:family="text">
      <style:text-properties fo:font-weight="bold" style:font-weight-asian="bold"/>
    </style:style>
    <style:style style:name="T4" style:parent-style-name="Predvolenépísmoodseku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Dátum:<text:s/></text:span>19.11.2013</text:p>
      <text:p text:style-name="Normálny"><text:span text:style-name="T3">Prítomní:<text:s/></text:span>Michal Raška, Andrej Sekáč, Peter Šulík, Timotej Krajči, Adam Horváth</text:p>
      <text:p text:style-name="Normálny"><text:span text:style-name="T4">Agenda:<text:s/></text:span>Naplánovaný dokument podrobná špecifikácia komponentov nebol dokončený a preto sa jeho dokončenie presúva do ďalšieho obdobia popri vytváraní samotných komponentov. Na tomto stretnutí sa pracovalo na tvorbe komponentov. Za komponent users<text:s/>boli zodpovední Timotej a Michal. Za chemicals<text:s/>boli zodpovední Adam a Andrej. Peter začal pracovať na dizajne aplikácie. Na ďalšom stretnutí sa bude pracovať na<text:s/>komponentoch containers, za ktorý budú zodpovední Andrej a Adam. Michal a Timotej začnú pracovať na komponente operations, ktorý si bude vyžadovať viacero stretnutí. Taktiež sa bude spoločne pracovať na integrácii komponentov. Peter bude stále pracovať na dizajne aplikácie pre vytvorené komponent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am</meta:initial-creator>
    <dc:creator>Adam</dc:creator>
    <meta:creation-date>2013-11-19T13:44:00Z</meta:creation-date>
    <dc:date>2013-11-19T13:59:00Z</dc:date>
    <meta:template xlink:href="Normal" xlink:type="simple"/>
    <meta:editing-cycles>3</meta:editing-cycles>
    <meta:editing-duration>PT840S</meta:editing-duration>
    <meta:document-statistic meta:page-count="1" meta:paragraph-count="1" meta:word-count="120" meta:character-count="805" meta:row-count="5" meta:non-whitespace-character-count="686"/>
  </office:meta>
</office:document-meta>
</file>